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_col-Sheet1" style:family="table-column">
      <style:table-column-properties fo:break-before="auto" style:column-width="1.25in"/>
    </style:style>
    <style:style style:name="_row-Sheet1" style:family="table-row">
      <style:table-row-properties style:row-height="0.17708333333333331in" fo:break-before="auto"/>
    </style:style>
    <style:style style:name="1,1cel-Sheet1" style:family="table-cell" style:parent-style-name="Default">
      <style:table-cell-properties style:vertical-align="top"/>
      <style:text-properties fo:font-weight="bold"/>
    </style:style>
    <number:number-style style:name="N1,2cel-Sheet1" style:volatile="true">
      <number:number number:min-integer-digits="1" number:decimal-places="15" number:decimal-replacement=""/>
    </number:number-style>
    <style:style style:name="1,2cel-Sheet1" style:family="table-cell" style:parent-style-name="Default" style:data-style-name="N1,2cel-Sheet1">
      <style:table-cell-properties style:vertical-align="top" fo:border-bottom="none" fo:border-left="none" fo:border-right="none" fo:border-top="none"/>
      <style:text-properties style:font-name="Arial" fo:font-size="10pt" fo:font-weight="bold"/>
    </style:style>
    <style:style style:name="2,2cel-Sheet1" style:family="table-cell" style:parent-style-name="Default">
      <style:table-cell-properties style:vertical-align="top"/>
    </style:style>
    <style:style style:name="2,3cel-Sheet1" style:family="table-cell" style:parent-style-name="Default">
      <style:table-cell-properties style:vertical-align="top"/>
    </style:style>
  </office:automatic-styles>
  <office:body>
    <office:spreadsheet>
      <table:table table:name="Sheet1">
        <table:table-column table:style-name="_col-Sheet1" table:number-columns-repeated="21" table:default-cell-style-name="Default"/>
        <table:table-row table:style-name="_row-Sheet1">
          <table:table-cell table:style-name="1,1cel-Sheet1"/>
          <table:table-cell table:style-name="1,2cel-Sheet1"/>
          <table:table-cell table:style-name="1,1cel-Sheet1" office:value-type="string">
            <text:p>Linux</text:p>
          </table:table-cell>
          <table:table-cell table:style-name="1,1cel-Sheet1" office:value-type="string">
            <text:p>MacOSX</text:p>
          </table:table-cell>
          <table:table-cell table:style-name="1,1cel-Sheet1" office:value-type="string">
            <text:p>Windows XP</text:p>
          </table:table-cell>
          <table:table-cell table:style-name="1,1cel-Sheet1" office:value-type="string">
            <text:p>WinCE</text:p>
          </table:table-cell>
          <table:table-cell table:style-name="1,1cel-Sheet1" office:value-type="string">
            <text:p>iPhoneOS</text:p>
          </table:table-cell>
          <table:table-cell table:style-name="1,1cel-Sheet1"/>
          <table:table-cell table:style-name="1,1cel-Sheet1"/>
          <table:table-cell table:style-name="1,1cel-Sheet1"/>
          <table:table-cell table:style-name="1,1cel-Sheet1"/>
          <table:table-cell table:style-name="1,1cel-Sheet1"/>
          <table:table-cell table:style-name="1,1cel-Sheet1"/>
          <table:table-cell table:style-name="1,1cel-Sheet1"/>
          <table:table-cell table:style-name="1,1cel-Sheet1"/>
          <table:table-cell table:style-name="1,1cel-Sheet1"/>
          <table:table-cell table:style-name="1,1cel-Sheet1"/>
          <table:table-cell table:style-name="1,1cel-Sheet1"/>
          <table:table-cell table:style-name="1,1cel-Sheet1"/>
          <table:table-cell table:style-name="1,1cel-Sheet1"/>
          <table:table-cell table:style-name="1,1cel-Sheet1"/>
        </table:table-row>
        <table:table-row table:style-name="_row-Sheet1">
          <table:table-cell table:style-name="1,1cel-Sheet1" office:value-type="string">
            <text:p>mDNS-SD</text:p>
          </table:table-cell>
          <table:table-cell table:style-name="2,2cel-Sheet1" office:value-type="string">
            <text:p>mDNS-SD and DNS-SD is needed for service discovery. Apple provides an open source implementation that can be embedded into an application if there isn't a system-wide DNS-SD service available. Bionet is coded to use Apple's "Bonjour" API</text:p>
          </table:table-cell>
          <table:table-cell table:style-name="2,3cel-Sheet1" office:value-type="string">
            <text:p>N (Avahi)</text:p>
          </table:table-cell>
          <table:table-cell table:style-name="2,3cel-Sheet1" office:value-type="string">
            <text:p>N</text:p>
          </table:table-cell>
          <table:table-cell table:style-name="2,3cel-Sheet1" office:value-type="string">
            <text:p>B (mDNSResponder from Apple)</text:p>
          </table:table-cell>
          <table:table-cell table:style-name="2,3cel-Sheet1" office:value-type="string">
            <text:p>E [20] (Patch available for Apple's Bonjour open source)</text:p>
          </table:table-cell>
          <table:table-cell table:style-name="2,3cel-Sheet1" office:value-type="string">
            <text:p>N</text:p>
          </table:table-cell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 office:value-type="string">
            <text:p>GLib</text:p>
          </table:table-cell>
          <table:table-cell table:style-name="2,3cel-Sheet1" office:value-type="string">
            <text:p>GLib 2 data structures and Threads are used by Bionet</text:p>
          </table:table-cell>
          <table:table-cell table:style-name="2,3cel-Sheet1" office:value-type="string">
            <text:p>N</text:p>
          </table:table-cell>
          <table:table-cell table:style-name="2,3cel-Sheet1" office:value-type="string">
            <text:p>N</text:p>
          </table:table-cell>
          <table:table-cell table:style-name="2,3cel-Sheet1" office:value-type="string">
            <text:p>B</text:p>
          </table:table-cell>
          <table:table-cell table:style-name="2,3cel-Sheet1" office:value-type="string">
            <text:p>P [40] (estimate for libhab only)</text:p>
          </table:table-cell>
          <table:table-cell table:style-name="2,3cel-Sheet1" office:value-type="string">
            <text:p>S [0]</text:p>
          </table:table-cell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 office:value-type="string">
            <text:p>Socket API</text:p>
          </table:table-cell>
          <table:table-cell table:style-name="2,3cel-Sheet1" office:value-type="string">
            <text:p>Bionet uses Berkeley sockets to listen, accept, connect. Reading and writing indirectly via OpenSSL's BIO interface.</text:p>
          </table:table-cell>
          <table:table-cell table:style-name="2,3cel-Sheet1" office:value-type="string">
            <text:p>N</text:p>
          </table:table-cell>
          <table:table-cell table:style-name="2,3cel-Sheet1" office:value-type="string">
            <text:p>N</text:p>
          </table:table-cell>
          <table:table-cell table:style-name="2,3cel-Sheet1" office:value-type="string">
            <text:p>N *[0]</text:p>
          </table:table-cell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 office:value-type="string">
            <text:p>Threads</text:p>
          </table:table-cell>
          <table:table-cell table:style-name="2,3cel-Sheet1" office:value-type="string">
            <text:p>Bionet requires threads. System must support a threading model that is supported by the  GThread API.</text:p>
          </table:table-cell>
          <table:table-cell table:style-name="2,3cel-Sheet1" office:value-type="string">
            <text:p>N</text:p>
          </table:table-cell>
          <table:table-cell table:style-name="2,3cel-Sheet1" office:value-type="string">
            <text:p>N</text:p>
          </table:table-cell>
          <table:table-cell table:style-name="2,3cel-Sheet1" office:value-type="string">
            <text:p>N</text:p>
          </table:table-cell>
          <table:table-cell table:style-name="2,3cel-Sheet1" office:value-type="string">
            <text:p>N</text:p>
          </table:table-cell>
          <table:table-cell table:style-name="2,3cel-Sheet1" office:value-type="string">
            <text:p>N</text:p>
          </table:table-cell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 office:value-type="string">
            <text:p>Pipes</text:p>
          </table:table-cell>
          <table:table-cell table:style-name="2,3cel-Sheet1" office:value-type="string">
            <text:p>Bionet uses pipe(2) for inter-thread communication.</text:p>
          </table:table-cell>
          <table:table-cell table:style-name="2,3cel-Sheet1" office:value-type="string">
            <text:p>N</text:p>
          </table:table-cell>
          <table:table-cell table:style-name="2,3cel-Sheet1" office:value-type="string">
            <text:p>N</text:p>
          </table:table-cell>
          <table:table-cell table:style-name="2,3cel-Sheet1" office:value-type="string">
            <text:p>A [40] (Same effort for all windows system in this table)</text:p>
          </table:table-cell>
          <table:table-cell table:style-name="2,3cel-Sheet1" office:value-type="string">
            <text:p>A [40] (Same effort for all Windows Systems in this table)</text:p>
          </table:table-cell>
          <table:table-cell table:style-name="2,3cel-Sheet1" office:value-type="string">
            <text:p>N</text:p>
          </table:table-cell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 office:value-type="string">
            <text:p>OpenSSL</text:p>
          </table:table-cell>
          <table:table-cell table:style-name="2,3cel-Sheet1" office:value-type="string">
            <text:p>Bionet uses OpenSSL for TLS encryption, and for read/write abstraction for encrypted/clear sockets</text:p>
          </table:table-cell>
          <table:table-cell table:style-name="2,3cel-Sheet1" office:value-type="string">
            <text:p>N</text:p>
          </table:table-cell>
          <table:table-cell table:style-name="2,3cel-Sheet1" office:value-type="string">
            <text:p>N</text:p>
          </table:table-cell>
          <table:table-cell table:style-name="2,3cel-Sheet1" office:value-type="string">
            <text:p>B</text:p>
          </table:table-cell>
          <table:table-cell table:style-name="2,3cel-Sheet1" office:value-type="string">
            <text:p>S [16]</text:p>
          </table:table-cell>
          <table:table-cell table:style-name="2,3cel-Sheet1" office:value-type="string">
            <text:p>N</text:p>
          </table:table-cell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 office:value-type="string">
            <text:p>Process Model</text:p>
          </table:table-cell>
          <table:table-cell table:style-name="2,3cel-Sheet1" office:value-type="string">
            <text:p>A Bionet HAB is usually implemented as a background process. If the operating environment doesn't support this model, then there may be deployment limitations for a HAB.</text:p>
          </table:table-cell>
          <table:table-cell table:style-name="2,3cel-Sheet1" office:value-type="string">
            <text:p>N</text:p>
          </table:table-cell>
          <table:table-cell table:style-name="2,3cel-Sheet1" office:value-type="string">
            <text:p>N</text:p>
          </table:table-cell>
          <table:table-cell table:style-name="2,3cel-Sheet1" office:value-type="string">
            <text:p>N</text:p>
          </table:table-cell>
          <table:table-cell table:style-name="2,3cel-Sheet1" office:value-type="string">
            <text:p>N</text:p>
          </table:table-cell>
          <table:table-cell table:style-name="2,3cel-Sheet1" office:value-type="string">
            <text:p>A iPhoneOS doesn't allows 3rdparty background processes. Chosen solutions is to run the HAB in a forground app that does not suto-sleep. Also may be possible to jail-break the phone to allow backgrounding the hab process</text:p>
          </table:table-cell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 office:value-type="string">
            <text:p>Build Toolchain</text:p>
          </table:table-cell>
          <table:table-cell table:style-name="2,3cel-Sheet1" office:value-type="string">
            <text:p>Bionet uses autotools, and gcc to build. The platform should either directly support these, or be a cross-compilation target supported from one that does.</text:p>
          </table:table-cell>
          <table:table-cell table:style-name="2,3cel-Sheet1" office:value-type="string">
            <text:p>N</text:p>
          </table:table-cell>
          <table:table-cell table:style-name="2,3cel-Sheet1" office:value-type="string">
            <text:p>N</text:p>
          </table:table-cell>
          <table:table-cell table:style-name="2,3cel-Sheet1" office:value-type="string">
            <text:p>S [60] (mingw32 cross-compile)</text:p>
          </table:table-cell>
          <table:table-cell table:style-name="2,3cel-Sheet1" office:value-type="string">
            <text:p>S [60] (cegcc cross-compile like mingw32)</text:p>
          </table:table-cell>
          <table:table-cell table:style-name="2,3cel-Sheet1" office:value-type="string">
            <text:p>S [0] (Force autotools to use Apple native cross compile gcc)</text:p>
          </table:table-cell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2cel-Sheet1" office:value-type="string">
            <text:p>Library Format</text:p>
          </table:table-cell>
          <table:table-cell table:style-name="2,3cel-Sheet1" office:value-type="string">
            <text:p>Bionet is a library that a user application links in. Can the toolchain produce a portable library for this system?</text:p>
          </table:table-cell>
          <table:table-cell table:style-name="2,3cel-Sheet1" office:value-type="string">
            <text:p>N</text:p>
          </table:table-cell>
          <table:table-cell table:style-name="2,3cel-Sheet1" office:value-type="string">
            <text:p>N</text:p>
          </table:table-cell>
          <table:table-cell table:style-name="2,3cel-Sheet1" office:value-type="string">
            <text:p>S (mingw supports dll building, but there may be restrictions)</text:p>
          </table:table-cell>
          <table:table-cell table:style-name="2,3cel-Sheet1" office:value-type="string">
            <text:p>S [20] (dlls can be built, but there may be restrictions)</text:p>
          </table:table-cell>
          <table:table-cell table:style-name="2,3cel-Sheet1" office:value-type="string">
            <text:p>N</text:p>
          </table:table-cell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 office:value-type="string">
            <text:p>Key</text:p>
          </table:table-cell>
          <table:table-cell table:style-name="2,3cel-Sheet1" office:value-type="string">
            <text:p>N</text:p>
          </table:table-cell>
          <table:table-cell table:style-name="2,3cel-Sheet1" office:value-type="string">
            <text:p>Native Support for API provided by system's package management (For Mac, this includes macports)</text:p>
          </table:table-cell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 office:value-type="string">
            <text:p>B</text:p>
          </table:table-cell>
          <table:table-cell table:style-name="2,3cel-Sheet1" office:value-type="string">
            <text:p>API-Compatible Binary packages provided by a 3rd party for system</text:p>
          </table:table-cell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 office:value-type="string">
            <text:p>S [#]</text:p>
          </table:table-cell>
          <table:table-cell table:style-name="2,3cel-Sheet1" office:value-type="string">
            <text:p>Source code or Process is available, with instructions/patches to build for system. Milage may vary.</text:p>
          </table:table-cell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 office:value-type="string">
            <text:p>P [#]</text:p>
          </table:table-cell>
          <table:table-cell table:style-name="2,3cel-Sheet1" office:value-type="string">
            <text:p>Source available. No support advertised for the system. Internal porting estimated at # hours</text:p>
          </table:table-cell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 office:value-type="string">
            <text:p>* [#]</text:p>
          </table:table-cell>
          <table:table-cell table:style-name="2,3cel-Sheet1" office:value-type="string">
            <text:p>The API is different and requires support by Bionet</text:p>
          </table:table-cell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2cel-Sheet1"/>
          <table:table-cell table:style-name="2,3cel-Sheet1" office:value-type="string">
            <text:p>A [#]</text:p>
          </table:table-cell>
          <table:table-cell table:style-name="2,3cel-Sheet1" office:value-type="string">
            <text:p>Support is absent. An alternate solution is needed by Bionet</text:p>
          </table:table-cell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2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 office:value-type="string">
            <text:p>#</text:p>
          </table:table-cell>
          <table:table-cell table:style-name="2,3cel-Sheet1" office:value-type="string">
            <text:p>A trailing number is the number of hours estimated to port. 0 indicates the port is complete. No number means the port has not been estiamted</text:p>
          </table:table-cell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  <table:table-row table:style-name="_row-Sheet1">
          <table:table-cell table:style-name="1,1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  <table:table-cell table:style-name="2,3cel-Sheet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ext-properties style:font-name="Arial"/>
    </style:default-style>
    <style:style style:name="Default" style:family="table-cell">
      <style:table-cell-properties fo:wrap-option="wrap"/>
    </style:style>
  </office:styles>
</office:document-styles>
</file>

<file path=meta.xml><?xml version="1.0" encoding="utf-8"?>
<office:document-meta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meta>
    <meta:generator>Google Spreadsheets</meta:generator>
  </office:meta>
</office:document-meta>
</file>